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2042" officeooo:paragraph-rsid="001d2042"/>
    </style:style>
    <style:style style:name="P2" style:family="paragraph" style:parent-style-name="Standard">
      <style:text-properties officeooo:rsid="001d2042" officeooo:paragraph-rsid="002bbded"/>
    </style:style>
    <style:style style:name="P3" style:family="paragraph" style:parent-style-name="Standard">
      <style:text-properties officeooo:rsid="001e60d3" officeooo:paragraph-rsid="001e60d3"/>
    </style:style>
    <style:style style:name="P4" style:family="paragraph" style:parent-style-name="Standard">
      <style:paragraph-properties fo:text-align="center" style:justify-single-word="false"/>
      <style:text-properties officeooo:rsid="001e60d3" officeooo:paragraph-rsid="001e60d3"/>
    </style:style>
    <style:style style:name="P5" style:family="paragraph" style:parent-style-name="Standard">
      <style:paragraph-properties fo:text-align="center" style:justify-single-word="false"/>
      <style:text-properties fo:font-size="18pt" fo:font-weight="normal" officeooo:rsid="001d2042" officeooo:paragraph-rsid="001d2042" style:font-size-asian="18pt" style:font-weight-asian="normal" style:font-size-complex="18pt" style:font-weight-complex="normal"/>
    </style:style>
    <style:style style:name="P6" style:family="paragraph" style:parent-style-name="Standard">
      <style:text-properties fo:font-size="14pt" fo:font-weight="bold" officeooo:rsid="001d2042" officeooo:paragraph-rsid="001d2042" style:font-size-asian="14pt" style:font-weight-asian="bold" style:font-size-complex="14pt" style:font-weight-complex="bold"/>
    </style:style>
    <style:style style:name="P7" style:family="paragraph" style:parent-style-name="Standard">
      <style:text-properties officeooo:rsid="00239662" officeooo:paragraph-rsid="00239662"/>
    </style:style>
    <style:style style:name="T1" style:family="text">
      <style:text-properties officeooo:rsid="001e1683"/>
    </style:style>
    <style:style style:name="T2" style:family="text">
      <style:text-properties officeooo:rsid="001e60d3"/>
    </style:style>
    <style:style style:name="T3" style:family="text">
      <style:text-properties officeooo:rsid="001fcc03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243ac" style:font-weight-asian="bold" style:font-weight-complex="bold"/>
    </style:style>
    <style:style style:name="T6" style:family="text">
      <style:text-properties fo:font-weight="normal" officeooo:rsid="002141d2" style:font-weight-asian="normal" style:font-weight-complex="normal"/>
    </style:style>
    <style:style style:name="T7" style:family="text">
      <style:text-properties fo:font-weight="normal" officeooo:rsid="002173ac" style:font-weight-asian="normal" style:font-weight-complex="normal"/>
    </style:style>
    <style:style style:name="T8" style:family="text">
      <style:text-properties fo:font-weight="normal" officeooo:rsid="002dfdda" style:font-weight-asian="normal" style:font-weight-complex="normal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officeooo:rsid="002243ac"/>
    </style:style>
    <style:style style:name="T11" style:family="text">
      <style:text-properties officeooo:rsid="0024b7ef"/>
    </style:style>
    <style:style style:name="T12" style:family="text">
      <style:text-properties officeooo:rsid="0029d407"/>
    </style:style>
    <style:style style:name="T13" style:family="text">
      <style:text-properties officeooo:rsid="002dec4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/><text:span text:style-name="T4">MeinEnigma Commands Quick Reference</text:span></text:p>
      <text:p text:style-name="P4">Jeff Tranter &lt;<text:a xlink:type="simple" xlink:href="mailto:tranter@pobox.com" text:style-name="Internet_20_link" text:visited-style-name="Visited_20_Internet_20_Link">tranter@pobox.com</text:a>&gt;</text:p>
      <text:p text:style-name="P3"/>
      <text:p text:style-name="P1">For software version 0.93</text:p>
      <text:p text:style-name="P1">Serial port settings: 38400 bps, 8<text:span text:style-name="T12">n</text:span>1, no <text:span text:style-name="T2">hardware handshaking</text:span> or <text:span text:style-name="T2">software</text:span> flow control.</text:p>
      <text:p text:style-name="P1">Commands can be in upper or lower case and abbreviated to fewer letters (shown below in bold).</text:p>
      <text:p text:style-name="P1">Keyboard input is not echoed.</text:p>
      <text:p text:style-name="P7">A colon followed by arguments will set <text:span text:style-name="T12">the </text:span>value.</text:p>
      <text:p text:style-name="P1">Entering alphabetic characters (A-Za-z) will input text to encrypt/decrypt. <text:span text:style-name="T12">E</text:span>nter spaces for grouping.</text:p>
      <text:p text:style-name="P1"/>
      <text:p text:style-name="P6">Keyboard <text:span text:style-name="T3">K</text:span>eys in <text:span text:style-name="T3">M</text:span>odel <text:span text:style-name="T3">M</text:span>ode</text:p>
      <text:p text:style-name="P1"/>
      <text:p text:style-name="P1">C - <text:span text:style-name="T13">toggle</text:span> clock mode<text:tab/><text:tab/><text:tab/><text:tab/>K - toggle the keyboard and rotor click sounds</text:p>
      <text:p text:style-name="P1">L - lamp test (turn on all displays and LEDs)<text:tab/>M - toggle Morse code output</text:p>
      <text:p text:style-name="P1">O - odometer, show total number of characters<text:tab/>S - display serial number</text:p>
      <text:p text:style-name="P1">T - toggle text to speech output<text:tab/><text:tab/><text:tab/>V - show software version</text:p>
      <text:p text:style-name="P1"/>
      <text:p text:style-name="P6"><text:span text:style-name="T1">Serial Port </text:span>Command<text:span text:style-name="T3">s</text:span></text:p>
      <text:p text:style-name="P1"/>
      <text:p text:style-name="P1"><text:span text:style-name="T4">?<text:tab/><text:tab/><text:tab/><text:tab/></text:span>Help, display list of available commands</text:p>
      <text:p text:style-name="P1"/>
      <text:p text:style-name="P1">!<text:span text:style-name="T4">SE</text:span><text:span text:style-name="T6">TTINGS<text:tab/><text:tab/><text:tab/></text:span>Shows the current settings</text:p>
      <text:p text:style-name="P1"/>
      <text:p text:style-name="P1">!<text:span text:style-name="T4">M</text:span><text:span text:style-name="T7">ODE</text:span><text:span text:style-name="T8">L</text:span>:[EN I|M3|M4]<text:tab/>Displays or sets Enigma model.</text:p>
      <text:p text:style-name="P1"/>
      <text:p text:style-name="P1">!<text:span text:style-name="T4">U</text:span><text:span text:style-name="T11">KW</text:span>:[UKWA|UKWB|UKWC|UKWBT|UKWCT]<text:tab/>Displays or sets reflector.</text:p>
      <text:p text:style-name="P1"/>
      <text:p text:style-name="P1">!<text:span text:style-name="T4">RO</text:span><text:span text:style-name="T11">TOR</text:span>:[1,2,3,4,5,6,7,8,G,B]<text:tab/>Display or set rotor. Specify 3 or 4 rotors, depending on model.</text:p>
      <text:p text:style-name="P1"/>
      <text:p text:style-name="P1">!<text:span text:style-name="T4">RI</text:span><text:span text:style-name="T11">NG</text:span>:[A,B,C,D]<text:tab/><text:tab/>Displays or sets rotor rings. Specify 3 or 4 values, depending on model.</text:p>
      <text:p text:style-name="P1"/>
      <text:p text:style-name="P1">!<text:span text:style-name="T4">P</text:span><text:span text:style-name="T11">LUGBOARD</text:span>:[AB CD EF GH]<text:tab/>Displays or sets plugboard. Specify up to 10 letter pairs.</text:p>
      <text:p text:style-name="P1"/>
      <text:p text:style-name="P1">!<text:span text:style-name="T4">ST</text:span><text:span text:style-name="T11">ART</text:span>:ABC<text:tab/><text:tab/>Displays or sets rotor start position. Specify 3 or 4 rotors, depending on model.</text:p>
      <text:p text:style-name="P1"/>
      <text:p text:style-name="P1">!<text:span text:style-name="T4">G</text:span><text:span text:style-name="T10">ROUPSIZE</text:span>:4|5|6<text:tab/>Displays or sets group size.</text:p>
      <text:p text:style-name="P1"/>
      <text:p text:style-name="P2">!<text:span text:style-name="T4">SA</text:span><text:span text:style-name="T10">VE</text:span>:1-15<text:tab/><text:tab/>Save current settings. Settings 1-4 can be recalled by pressing the appropriate</text:p>
      <text:p text:style-name="P2"><text:tab/><text:tab/><text:tab/>rotor button on powerup.</text:p>
      <text:p text:style-name="P1"/>
      <text:p text:style-name="P1">!<text:span text:style-name="T4">LO</text:span><text:span text:style-name="T5">A</text:span><text:span text:style-name="T10">D</text:span>:1-15<text:tab/><text:tab/>Load a saved setting.</text:p>
      <text:p text:style-name="P1"/>
      <text:p text:style-name="P1">!<text:span text:style-name="T4">LOG</text:span><text:span text:style-name="T10">LEVEL</text:span>:0-2<text:tab/>Display or set log level. Higher levels display more information.</text:p>
      <text:p text:style-name="P1"/>
      <text:p text:style-name="P1">!<text:span text:style-name="T4">T</text:span><text:span text:style-name="T10">IME</text:span>:<text:span text:style-name="T9">hhmmss<text:tab/></text:span>Display or set real-time clock (hours, minutes, seconds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8T20:31:18.788707897</meta:creation-date>
    <dc:date>2017-04-08T20:53:31.442686148</dc:date>
    <meta:editing-duration>PT14M6S</meta:editing-duration>
    <meta:editing-cycles>22</meta:editing-cycles>
    <meta:generator>LibreOffice/5.1.6.2$Linux_X86_64 LibreOffice_project/10m0$Build-2</meta:generator>
    <meta:document-statistic meta:table-count="0" meta:image-count="0" meta:object-count="0" meta:page-count="1" meta:paragraph-count="28" meta:word-count="259" meta:character-count="1674" meta:non-whitespace-character-count="1425"/>
  </office:meta>
</office:document-meta>
</file>